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b0a9" officeooo:paragraph-rsid="000fb0a9"/>
    </style:style>
    <style:style style:name="P2" style:family="paragraph" style:parent-style-name="Text_20_body">
      <style:text-properties officeooo:rsid="000fb0a9" officeooo:paragraph-rsid="001054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Subtitle">Subtitle</text:p>
      <text:p text:style-name="Text_20_body"/>
      <text:h text:style-name="Heading_20_1" text:outline-level="1">Section</text:h>
      <text:p text:style-name="P2">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h text:style-name="Heading_20_2" text:outline-level="2">Subsection</text:h>
      <text:p text:style-name="Standard">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text:p>
      <text:h text:style-name="Heading_20_3" text:outline-level="3">sdajas</text:h>
      <text:h text:style-name="Heading_20_3" text:outline-level="3">Subsubsection</text:h>
      <text:p text:style-name="P1">Text</text:p>
      <text:h text:style-name="Heading_20_4" text:outline-level="4">Sub4section</text:h>
      <text:p text:style-name="P1">Text</text:p>
      <text:h text:style-name="Heading_20_5" text:outline-level="5">Sub5section</text:h>
      <text:p text:style-name="P1">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lbert Niehaus</meta:initial-creator>
    <meta:creation-date>2016-04-19T04:01:29.679236000</meta:creation-date>
    <dc:date>2016-04-19T05:50:34.476054000</dc:date>
    <dc:creator>Engelbert Niehaus</dc:creator>
    <meta:editing-duration>PT25M38S</meta:editing-duration>
    <meta:editing-cycles>3</meta:editing-cycles>
    <meta:generator>LibreOffice/5.3.6.1$MacOSX_X86_64 LibreOffice_project/686f202eff87ef707079aeb7f485847613344eb7</meta:generator>
    <meta:document-statistic meta:table-count="0" meta:image-count="0" meta:object-count="0" meta:page-count="1" meta:paragraph-count="13" meta:word-count="133" meta:character-count="904" meta:non-whitespace-character-count="777"/>
  </office:meta>
</office:document-meta>
</file>